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MU Serif" svg:font-family="'CM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CMU Serif" officeooo:rsid="00277296" officeooo:paragraph-rsid="00277296"/>
    </style:style>
    <style:style style:name="P2" style:family="paragraph" style:parent-style-name="Standard">
      <style:paragraph-properties fo:text-align="justify" style:justify-single-word="false"/>
      <style:text-properties style:font-name="CMU Serif" officeooo:rsid="001d39af" officeooo:paragraph-rsid="001d39af"/>
    </style:style>
    <style:style style:name="P3" style:family="paragraph" style:parent-style-name="Standard">
      <style:paragraph-properties fo:text-align="justify" style:justify-single-word="false"/>
      <style:text-properties style:font-name="CMU Serif" fo:font-style="normal" fo:font-weight="bold" officeooo:rsid="001d4c5f" officeooo:paragraph-rsid="002dddb9"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style:font-name="CMU Serif" fo:font-style="normal" fo:font-weight="bold" officeooo:rsid="001d4c5f" officeooo:paragraph-rsid="001d4c5f"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style:font-name="CMU Serif" fo:font-style="normal" fo:font-weight="bold" officeooo:rsid="001ead7d" officeooo:paragraph-rsid="001ead7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style:font-name="CMU Serif"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font-name="CMU Serif" fo:font-style="normal" fo:font-weight="bold" officeooo:rsid="0043cbd5" officeooo:paragraph-rsid="0043cbd5"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CMU Serif" officeooo:rsid="002dddb9" officeooo:paragraph-rsid="002dddb9"/>
    </style:style>
    <style:style style:name="P9" style:family="paragraph" style:parent-style-name="Standard">
      <style:paragraph-properties fo:text-align="justify" style:justify-single-word="false"/>
      <style:text-properties style:font-name="CMU Serif"/>
    </style:style>
    <style:style style:name="P10" style:family="paragraph" style:parent-style-name="Standard">
      <style:paragraph-properties fo:text-align="justify" style:justify-single-word="false"/>
      <style:text-properties style:font-name="CMU Serif" officeooo:paragraph-rsid="00277296"/>
    </style:style>
    <style:style style:name="P11" style:family="paragraph" style:parent-style-name="Standard">
      <style:paragraph-properties fo:text-align="justify" style:justify-single-word="false"/>
      <style:text-properties style:font-name="CMU Serif" officeooo:paragraph-rsid="001d39af"/>
    </style:style>
    <style:style style:name="P12" style:family="paragraph" style:parent-style-name="Standard">
      <style:paragraph-properties fo:text-align="justify" style:justify-single-word="false"/>
      <style:text-properties style:font-name="CMU Serif" officeooo:paragraph-rsid="000ae852"/>
    </style:style>
    <style:style style:name="P13" style:family="paragraph" style:parent-style-name="Standard">
      <style:paragraph-properties fo:text-align="justify" style:justify-single-word="false"/>
      <style:text-properties style:font-name="CMU Serif" officeooo:rsid="001d4c5f" officeooo:paragraph-rsid="001ead7d"/>
    </style:style>
    <style:style style:name="P14" style:family="paragraph" style:parent-style-name="Standard">
      <style:paragraph-properties fo:text-align="justify" style:justify-single-word="false"/>
      <style:text-properties style:font-name="CMU Serif" officeooo:rsid="001d4c5f" officeooo:paragraph-rsid="001d4c5f"/>
    </style:style>
    <style:style style:name="P15" style:family="paragraph" style:parent-style-name="Standard">
      <style:paragraph-properties fo:text-align="justify" style:justify-single-word="false"/>
      <style:text-properties style:font-name="CMU Serif" fo:font-style="italic" officeooo:paragraph-rsid="001d4c5f" style:font-style-asian="italic" style:font-style-complex="italic"/>
    </style:style>
    <style:style style:name="P16" style:family="paragraph" style:parent-style-name="Standard">
      <style:paragraph-properties fo:text-align="justify" style:justify-single-word="false"/>
      <style:text-properties style:font-name="CMU Serif" fo:font-style="italic" officeooo:paragraph-rsid="00378662" style:font-style-asian="italic" style:font-style-complex="italic"/>
    </style:style>
    <style:style style:name="P17" style:family="paragraph" style:parent-style-name="Standard">
      <style:paragraph-properties fo:text-align="justify" style:justify-single-word="false"/>
      <style:text-properties style:font-name="CMU Serif" fo:font-style="italic" officeooo:paragraph-rsid="001d39af" style:font-style-asian="italic" style:font-style-complex="italic"/>
    </style:style>
    <style:style style:name="P18" style:family="paragraph" style:parent-style-name="Standard">
      <style:paragraph-properties fo:text-align="justify" style:justify-single-word="false"/>
      <style:text-properties style:font-name="CMU Serif" fo:font-style="italic" style:font-style-asian="italic" style:font-style-complex="italic"/>
    </style:style>
    <style:style style:name="P19" style:family="paragraph" style:parent-style-name="Standard">
      <style:paragraph-properties fo:text-align="justify" style:justify-single-word="false"/>
      <style:text-properties style:font-name="CMU Serif" fo:font-style="italic" officeooo:paragraph-rsid="0043cbd5" style:font-style-asian="italic" style:font-style-complex="italic"/>
    </style:style>
    <style:style style:name="P20" style:family="paragraph" style:parent-style-name="Standard">
      <style:paragraph-properties fo:text-align="justify" style:justify-single-word="false"/>
      <style:text-properties style:font-name="CMU Serif" fo:font-style="italic" fo:font-weight="normal"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style:font-name="CMU Serif" fo:font-size="18pt" style:font-size-asian="18pt" style:font-size-complex="18pt"/>
    </style:style>
    <style:style style:name="P22" style:family="paragraph" style:parent-style-name="Standard">
      <style:paragraph-properties fo:text-align="justify" style:justify-single-word="false"/>
      <style:text-properties style:font-name="CMU Serif" fo:font-size="16pt" style:font-size-asian="16pt" style:font-size-complex="16pt"/>
    </style:style>
    <style:style style:name="P23" style:family="paragraph" style:parent-style-name="Standard">
      <style:paragraph-properties fo:text-align="justify" style:justify-single-word="false"/>
      <style:text-properties style:font-name="CMU Serif" fo:font-size="16pt" officeooo:paragraph-rsid="001306a8" style:font-size-asian="16pt" style:font-size-complex="16pt"/>
    </style:style>
    <style:style style:name="P24" style:family="paragraph" style:parent-style-name="Standard">
      <style:paragraph-properties fo:text-align="justify" style:justify-single-word="false" fo:break-before="page"/>
      <style:text-properties style:font-name="CMU Serif" fo:font-size="16pt" style:font-size-asian="16pt" style:font-size-complex="16pt"/>
    </style:style>
    <style:style style:name="P25" style:family="paragraph" style:parent-style-name="Standard">
      <style:paragraph-properties fo:text-align="justify" style:justify-single-word="false"/>
      <style:text-properties style:font-name="CMU Serif" fo:font-size="16pt" officeooo:rsid="004e4877" officeooo:paragraph-rsid="004e4877" style:font-size-asian="16pt" style:font-size-complex="16pt"/>
    </style:style>
    <style:style style:name="P26" style:family="paragraph" style:parent-style-name="Standard">
      <style:paragraph-properties fo:text-align="justify" style:justify-single-word="false"/>
      <style:text-properties style:font-name="CMU Serif" fo:font-size="16pt" fo:font-weight="normal" style:font-size-asian="16pt" style:font-weight-asian="normal" style:font-size-complex="16pt" style:font-weight-complex="normal"/>
    </style:style>
    <style:style style:name="P27" style:family="paragraph" style:parent-style-name="Standard">
      <style:paragraph-properties fo:text-align="center" style:justify-single-word="false"/>
      <style:text-properties style:font-name="CMU Serif" officeooo:paragraph-rsid="0006b293"/>
    </style:style>
    <style:style style:name="P28" style:family="paragraph" style:parent-style-name="Standard">
      <style:paragraph-properties fo:text-align="justify" style:justify-single-word="false"/>
      <style:text-properties style:font-name="CMU Serif" fo:font-weight="bold" officeooo:paragraph-rsid="0007e0f2" style:font-weight-asian="bold" style:font-weight-complex="bold"/>
    </style:style>
    <style:style style:name="P29" style:family="paragraph" style:parent-style-name="Standard">
      <style:paragraph-properties fo:text-align="justify" style:justify-single-word="false" style:writing-mode="lr-tb"/>
      <style:text-properties style:font-name="CMU Serif" fo:font-weight="bold" officeooo:paragraph-rsid="001d39af" style:font-weight-asian="bold" style:font-weight-complex="bold"/>
    </style:style>
    <style:style style:name="P30" style:family="paragraph" style:parent-style-name="Standard">
      <style:paragraph-properties fo:text-align="justify" style:justify-single-word="false"/>
      <style:text-properties style:font-name="CMU Serif" fo:font-weight="bold" style:font-weight-asian="bold" style:font-weight-complex="bold"/>
    </style:style>
    <style:style style:name="P31" style:family="paragraph" style:parent-style-name="Standard">
      <style:paragraph-properties fo:text-align="justify" style:justify-single-word="false" style:writing-mode="lr-tb"/>
      <style:text-properties style:font-name="CMU Serif" officeooo:rsid="001ead7d" officeooo:paragraph-rsid="0021d7fa"/>
    </style:style>
    <style:style style:name="P32" style:family="paragraph" style:parent-style-name="Standard">
      <style:paragraph-properties fo:text-align="justify" style:justify-single-word="false"/>
      <style:text-properties style:font-name="CMU Serif" officeooo:rsid="00260064" officeooo:paragraph-rsid="00260064"/>
    </style:style>
    <style:style style:name="P33" style:family="paragraph" style:parent-style-name="Standard">
      <style:paragraph-properties fo:text-align="justify" style:justify-single-word="false"/>
      <style:text-properties style:font-name="CMU Serif" officeooo:rsid="001de077" officeooo:paragraph-rsid="002ca228"/>
    </style:style>
    <style:style style:name="P34" style:family="paragraph" style:parent-style-name="Standard">
      <style:paragraph-properties fo:text-align="justify" style:justify-single-word="false"/>
      <style:text-properties style:font-name="CMU Serif" officeooo:rsid="001de077" officeooo:paragraph-rsid="004400b2"/>
    </style:style>
    <style:style style:name="P35" style:family="paragraph" style:parent-style-name="Standard">
      <style:paragraph-properties fo:text-align="justify" style:justify-single-word="false"/>
      <style:text-properties style:font-name="CMU Serif" fo:font-size="12pt" style:font-size-asian="10.5pt" style:font-size-complex="12pt"/>
    </style:style>
    <style:style style:name="P36" style:family="paragraph" style:parent-style-name="Standard">
      <style:paragraph-properties fo:text-align="justify" style:justify-single-word="false"/>
      <style:text-properties style:font-name="CMU Serif" fo:font-size="12pt" officeooo:paragraph-rsid="004e4877" style:font-size-asian="10.5pt" style:font-size-complex="12pt"/>
    </style:style>
    <style:style style:name="P37" style:family="paragraph" style:parent-style-name="Standard">
      <style:paragraph-properties fo:text-align="justify" style:justify-single-word="false"/>
      <style:text-properties style:font-name="CMU Serif" fo:font-size="12pt" officeooo:rsid="004e4877" officeooo:paragraph-rsid="004e4877" style:font-size-asian="10.5pt" style:font-size-complex="12pt"/>
    </style:style>
    <style:style style:name="P38" style:family="paragraph" style:parent-style-name="Standard">
      <style:paragraph-properties fo:text-align="justify" style:justify-single-word="false"/>
      <style:text-properties style:font-name="CMU Serif" officeooo:rsid="0053dfe4" officeooo:paragraph-rsid="0053dfe4"/>
    </style:style>
    <style:style style:name="P39" style:family="paragraph" style:parent-style-name="Standard">
      <style:paragraph-properties fo:text-align="justify" style:justify-single-word="false"/>
      <style:text-properties officeooo:paragraph-rsid="000ae852"/>
    </style:style>
    <style:style style:name="P40" style:family="paragraph" style:parent-style-name="Standard">
      <style:paragraph-properties fo:text-align="justify" style:justify-single-word="false" fo:break-before="page"/>
      <style:text-properties style:font-name="CMU Serif" fo:font-style="italic" style:font-style-asian="italic" style:font-style-complex="italic"/>
    </style:style>
    <style:style style:name="P41" style:family="paragraph" style:parent-style-name="Standard">
      <style:paragraph-properties fo:text-align="justify" style:justify-single-word="false"/>
      <style:text-properties style:font-name="CMU Serif" fo:font-size="12pt" fo:font-weight="bold" officeooo:rsid="004e4877" officeooo:paragraph-rsid="004e4877" style:font-size-asian="10.5pt" style:font-weight-asian="bold" style:font-size-complex="12pt" style:font-weight-complex="bold"/>
    </style:style>
    <style:style style:name="T1" style:family="text">
      <style:text-properties fo:font-variant="normal" fo:text-transform="none" fo:color="#373637" loext:opacity="100%" fo:letter-spacing="normal" loext:padding="0in" loext:border="none"/>
    </style:style>
    <style:style style:name="T2" style:family="text">
      <style:text-properties style:font-name="CMU Serif"/>
    </style:style>
    <style:style style:name="T3" style:family="text">
      <style:text-properties style:font-name="CMU Serif" officeooo:rsid="000ae852"/>
    </style:style>
    <style:style style:name="T4" style:family="text">
      <style:text-properties officeooo:rsid="0007e0f2"/>
    </style:style>
    <style:style style:name="T5" style:family="text">
      <style:text-properties officeooo:rsid="000a76bb"/>
    </style:style>
    <style:style style:name="T6" style:family="text">
      <style:text-properties officeooo:rsid="001306a8"/>
    </style:style>
    <style:style style:name="T7" style:family="text">
      <style:text-properties officeooo:rsid="001bd5a8"/>
    </style:style>
    <style:style style:name="T8" style:family="text">
      <style:text-properties officeooo:rsid="001d39af"/>
    </style:style>
    <style:style style:name="T9" style:family="text">
      <style:text-properties officeooo:rsid="001d4c5f"/>
    </style:style>
    <style:style style:name="T10" style:family="text">
      <style:text-properties officeooo:rsid="0021121d"/>
    </style:style>
    <style:style style:name="T11" style:family="text">
      <style:text-properties officeooo:rsid="0021d7fa"/>
    </style:style>
    <style:style style:name="T12" style:family="text">
      <style:text-properties officeooo:rsid="00238d89"/>
    </style:style>
    <style:style style:name="T13" style:family="text">
      <style:text-properties officeooo:rsid="002ca228"/>
    </style:style>
    <style:style style:name="T14" style:family="text">
      <style:text-properties officeooo:rsid="002ce68f"/>
    </style:style>
    <style:style style:name="T15" style:family="text">
      <style:text-properties officeooo:rsid="002d9c9a"/>
    </style:style>
    <style:style style:name="T16" style:family="text">
      <style:text-properties officeooo:rsid="002f0cef"/>
    </style:style>
    <style:style style:name="T17" style:family="text">
      <style:text-properties officeooo:rsid="002ff372"/>
    </style:style>
    <style:style style:name="T18" style:family="text">
      <style:text-properties officeooo:rsid="0030a882"/>
    </style:style>
    <style:style style:name="T19" style:family="text">
      <style:text-properties officeooo:rsid="00312368"/>
    </style:style>
    <style:style style:name="T20" style:family="text">
      <style:text-properties officeooo:rsid="0032c4db"/>
    </style:style>
    <style:style style:name="T21" style:family="text">
      <style:text-properties officeooo:rsid="00364e1b"/>
    </style:style>
    <style:style style:name="T22" style:family="text">
      <style:text-properties officeooo:rsid="0040f4cd"/>
    </style:style>
    <style:style style:name="T23" style:family="text">
      <style:text-properties officeooo:rsid="0040f81d"/>
    </style:style>
    <style:style style:name="T24" style:family="text">
      <style:text-properties officeooo:rsid="0043cbd5"/>
    </style:style>
    <style:style style:name="T25" style:family="text">
      <style:text-properties officeooo:rsid="004400b2"/>
    </style:style>
    <style:style style:name="T26" style:family="text">
      <style:text-properties officeooo:rsid="0045238d"/>
    </style:style>
    <style:style style:name="T27" style:family="text">
      <style:text-properties officeooo:rsid="0046ca15"/>
    </style:style>
    <style:style style:name="T28" style:family="text">
      <style:text-properties fo:font-style="italic" style:font-style-asian="italic" style:font-style-complex="italic"/>
    </style:style>
    <style:style style:name="T29" style:family="text">
      <style:text-properties officeooo:rsid="004c14f3"/>
    </style:style>
    <style:style style:name="T30" style:family="text">
      <style:text-properties officeooo:rsid="004e4877"/>
    </style:style>
    <style:style style:name="T31" style:family="text">
      <style:text-properties fo:font-weight="normal" officeooo:rsid="004e4877" style:font-weight-asian="normal" style:font-weight-complex="normal"/>
    </style:style>
    <style:style style:name="T32" style:family="text">
      <style:text-properties officeooo:rsid="0053dfe4"/>
    </style:style>
    <style:style style:name="T33" style:family="text">
      <style:text-properties officeooo:rsid="005417c8"/>
    </style:style>
    <style:style style:name="T34" style:family="text">
      <style:text-properties officeooo:rsid="005519ff"/>
    </style:style>
    <style:style style:name="T35" style:family="text">
      <style:text-properties officeooo:rsid="0056cf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Jonatan Kłosko</text:p>
      <text:p text:style-name="P27"/>
      <text:p text:style-name="P27">jonatanklosko@gmail.com ·<text:span text:style-name="T1"> </text:span>github.com/jonatanklosko</text:p>
      <text:p text:style-name="P9"/>
      <text:p text:style-name="P26">About</text:p>
      <text:p text:style-name="P10"/>
      <text:p text:style-name="P1">An open source developer living in Poland, working at Dashbit, member of the <text:span text:style-name="T33">World Cube Association</text:span> Software Team, also a speedcuber.</text:p>
      <text:p text:style-name="P9"/>
      <text:p text:style-name="P22">Public education</text:p>
      <text:p text:style-name="P9"/>
      <text:p text:style-name="P20">2018 – <text:span text:style-name="T7">2022</text:span></text:p>
      <text:p text:style-name="P28">AGH University of Science and Technology, Kraków, <text:span text:style-name="T7">Poland</text:span></text:p>
      <text:p text:style-name="P11">BS in Computer Science</text:p>
      <text:p text:style-name="P11">Faculty of Computer Science, Electronics and Telecommunications</text:p>
      <text:p text:style-name="P2">Thesis: “A platform for testing multi-population evolutionary algorithms using the BEAM virtual machine”</text:p>
      <text:p text:style-name="P9"/>
      <text:p text:style-name="P23"><text:span text:style-name="T8">Work</text:span><text:span text:style-name="T6"> e</text:span>xperience</text:p>
      <text:p text:style-name="P9"/>
      <text:p text:style-name="P17">20<text:span text:style-name="T8">21</text:span> - Present</text:p>
      <text:p text:style-name="P29"><text:span text:style-name="T8">Dashbit</text:span>, <text:span text:style-name="T9">Software Engineer</text:span></text:p>
      <text:p text:style-name="P31">Dashbit is <text:span text:style-name="T12">a company with the goal of advancing </text:span>the Elixir ecosystem through continuous adoption and sustainable open source development. <text:span text:style-name="T11">In this spirit, </text:span><text:span text:style-name="T10">my work </text:span><text:span text:style-name="T11">has been</text:span><text:span text:style-name="T10"> focused entirely on open source projects related to the Elixir ecosystem, </text:span><text:span text:style-name="T12">most notably Livebook.</text:span><text:span text:style-name="T10"> </text:span><text:span text:style-name="T11">An essential part of the</text:span><text:span text:style-name="T10"> job </text:span><text:span text:style-name="T11">is </text:span><text:span text:style-name="T10">collaboration with the team, open source maintainers and other members of the community </text:span><text:span text:style-name="T23">through</text:span><text:span text:style-name="T10"> discussions and code reviews.</text:span></text:p>
      <text:p text:style-name="P32"/>
      <text:p text:style-name="P18">2016 - Present</text:p>
      <text:p text:style-name="P30">World Cube Association, Software Team member</text:p>
      <text:p text:style-name="P9">The WCA is a nonprofit organization governing Rubik's Cube competitions, running thanks to numerous volunteers. As one of such, <text:span text:style-name="T5">throughout</text:span> the years I have been working on several software projects affecting the community worldwide. Being on the team has been a great opportunity to collaborate and exchange experience with other developers. Apart from purely technical tasks, the job also involves communicating with other (often non-technical) teams providing them with information or discussing their ideas and needs.</text:p>
      <text:p text:style-name="P24"><text:span text:style-name="T6">P</text:span>rojects</text:p>
      <text:p text:style-name="P9"/>
      <text:p text:style-name="P15">20<text:span text:style-name="T9">21</text:span> - Present</text:p>
      <text:p text:style-name="P4">Livebook</text:p>
      <text:p text:style-name="P33">A web application for writing interactive and collaborative code notebooks for Elixir. <text:span text:style-name="T13">Livebook focuses on reproducible notebooks with readable source, it supports real-time collaborative editing, code completion, inline documentation and</text:span><text:span text:style-name="T14"> </text:span><text:span text:style-name="T15">provides</text:span><text:span text:style-name="T13"> interactive components, such as cha</text:span><text:span text:style-name="T15">r</text:span><text:span text:style-name="T13">ts, </text:span><text:span text:style-name="T15">tables</text:span><text:span text:style-name="T13"> and inputs. </text:span><text:span text:style-name="T24">On top of that, notebooks can be deployed as apps, which enables users to automate workflows and build internal tools.</text:span><text:span text:style-name="T13"> </text:span>Built with Elixir using Phoenix LiveView.</text:p>
      <text:p text:style-name="P33"/>
      <text:p text:style-name="P19">20<text:span text:style-name="T9">2</text:span><text:span text:style-name="T24">2</text:span> - Present</text:p>
      <text:p text:style-name="P7">Bumblebee</text:p>
      <text:p text:style-name="P34"><text:span text:style-name="T24">A library providing state-of-the-art neural network models, allowing anyone to download and perform machine learning tasks with few lines of code. The library includes implementation </text:span><text:span text:style-name="T25">of</text:span><text:span text:style-name="T24"> individual models and streamlines the process of loading pre-trained parameters from Hugging Face Hub. Furthermore, it provides end-to-end pipelines for specific tasks, </text:span><text:span text:style-name="T25">such as image classification, text generation, speech transcription and many more.</text:span><text:span text:style-name="T24"> </text:span><text:span text:style-name="T25">Those pipelines can be integrated </text:span><text:span text:style-name="T26">directly </text:span><text:span text:style-name="T25">into an Elixir application and run </text:span><text:span text:style-name="T24">across multiple machines and GPUs.</text:span><text:span text:style-name="T13"> </text:span>Built with Elixir <text:span text:style-name="T21">using the </text:span><text:span text:style-name="T24">Axon neural network</text:span><text:span text:style-name="T21"> library.</text:span></text:p>
      <text:p text:style-name="P14"/>
      <text:p text:style-name="P15">20<text:span text:style-name="T9">21</text:span></text:p>
      <text:p text:style-name="P3">Tree-sitter Elixir</text:p>
      <text:p text:style-name="P8">An Elixir grammar <text:span text:style-name="T16">definition</text:span> for the Tree-sitter incremental parsing system. <text:span text:style-name="T17">This </text:span><text:span text:style-name="T16">project is used in production by GitHub for </text:span><text:span text:style-name="T9">source code highlighting and code navigation.</text:span></text:p>
      <text:p text:style-name="P13"/>
      <text:p text:style-name="P16">20<text:span text:style-name="T9">21</text:span></text:p>
      <text:p text:style-name="P5">Meow</text:p>
      <text:p text:style-name="P13"><text:span text:style-name="T18">A framework for composing and running m</text:span>ulti-population evolutionary algorithms with support for GPU and distributed computing. Evolutionary algorithms are a broad category of biology-inspired <text:span text:style-name="T19">numerical </text:span><text:span text:style-name="T18">methods for solving optimisation problems. </text:span><text:span text:style-name="T19">The primary motivation behind Meow was applying the tensor computational model to evolutionary algorithms to enable cross-platform har</text:span><text:span text:style-name="T22">d</text:span><text:span text:style-name="T19">ware acceleration. </text:span><text:span text:style-name="T20">This project was a part of my bachelor thesis and a subsequent paper publication. Built </text:span><text:span text:style-name="T21">with Elixir using the Nx tensor library.</text:span></text:p>
      <text:p text:style-name="P9"><text:span text:style-name="T28"/></text:p>
      <text:p text:style-name="P40">2019 - Present</text:p>
      <text:p text:style-name="P6">WCA Live</text:p>
      <text:p text:style-name="P9">A WCA project created by myself, cur<text:span text:style-name="T5">r</text:span>ently being my main area of responsibility within the team. It is a web application used at official WCA competitions for entering scores, displaying live rankings and performing administrative tasks. It helps to run hundreds of competitions in dozens <text:span text:style-name="T27">of </text:span>countries a year. <text:span text:style-name="T29">T</text:span>he application <text:span text:style-name="T27">consists of a</text:span> GraphQL API built in Elixir with a PostgreSQL database behind <text:span text:style-name="T27">it</text:span> and a web client built in React. <text:span text:style-name="T27">It automatically scales to multiple instances under heavier traffic and employs Elixir distribution capabilities to transparently use all instances as a single system. All of the infrastructure is expressed using Terraform.</text:span></text:p>
      <text:p text:style-name="P18"/>
      <text:p text:style-name="P18">2016 - <text:span text:style-name="T33">202</text:span><text:span text:style-name="T35">0</text:span></text:p>
      <text:p text:style-name="P30">The WCA website</text:p>
      <text:p text:style-name="P39"><text:span text:style-name="T2">The first WCA project I got involved in, quickly becoming one of the most involved contributors. The website is the primary source of information about competitions, competitor profiles, records and rankings. It provides many administrative tools necessary for WCA teams to perform their tasks. My activity included building new features, fixing bugs and server outages, code reviews and discussions. Developed mostly </text:span><text:span text:style-name="T3">using</text:span><text:span text:style-name="T2"> Ruby on Rails and MySQL.</text:span></text:p>
      <text:p text:style-name="P9"/>
      <text:p text:style-name="P18">2018</text:p>
      <text:p text:style-name="P30">Reconstructions</text:p>
      <text:p text:style-name="P12">A web application helping people in writing down their Rubik's Cube solutions. Given a mixed up cube state and the solution moves, it automatically detects and labels the individual steps of which the solve consisted. Built with JavaScript using React.</text:p>
      <text:p text:style-name="P9"/>
      <text:p text:style-name="P18">2018 - <text:span text:style-name="T34">202</text:span><text:span text:style-name="T35">0</text:span></text:p>
      <text:p text:style-name="P30">Groupifier</text:p>
      <text:p text:style-name="P12">A web application aiding organizers in planning a WCA competition. Provided some configuration and the competition schedule it does all the heavy lifting in terms of determining who should do what at every point in time throughout the competition. It is designed to handle complex schedules with many activities happening simultaneously in different places. Built with JavaScript using React.</text:p>
      <text:p text:style-name="P18"/>
      <text:p text:style-name="P18">2017 - <text:span text:style-name="T33">2019</text:span></text:p>
      <text:p text:style-name="P30">WCA Statistics</text:p>
      <text:p text:style-name="P12">A build kit for generating rankings based on a public WCA database export. The rankings are generated by a periodic CI build and hosted as static web pages. Built with Ruby and MySQL.</text:p>
      <text:p text:style-name="P38"/>
      <text:p text:style-name="P40">2016</text:p>
      <text:p text:style-name="P30">Internationalize</text:p>
      <text:p text:style-name="P12">A web application built specifically to help translating the WCA website, it works on plain YAML files, so the usage is more generic. It has been successfully used to translate the website to 2<text:span text:style-name="T29">8</text:span> languages and is <text:span text:style-name="T4">continuously</text:span> utilized for updates. Built with Angular.js, Node and MongoDB.</text:p>
      <text:p text:style-name="P12"/>
      <text:p text:style-name="P25"><text:span text:style-name="T32">T</text:span>alks</text:p>
      <text:p text:style-name="P35"/>
      <text:p text:style-name="P37">2023</text:p>
      <text:p text:style-name="P41">ElixirConf Eu</text:p>
      <text:p text:style-name="P36"><text:span text:style-name="T31">Title: </text:span>Powerful <text:span text:style-name="T30">m</text:span>achine <text:span text:style-name="T30">l</text:span>earning at <text:span text:style-name="T30">y</text:span>our <text:span text:style-name="T30">f</text:span>ingertips</text:p>
      <text:p text:style-name="P35"/>
      <text:p text:style-name="P22">Languages</text:p>
      <text:p text:style-name="P9"/>
      <text:p text:style-name="P9">Native Polish, Advanced Englis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MU Serif" svg:font-family="'CM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02:32:09.948234738</meta:creation-date>
    <dc:date>2024-01-15T13:42:44.442409882</dc:date>
    <meta:editing-duration>PT4H48M44S</meta:editing-duration>
    <meta:editing-cycles>48</meta:editing-cycles>
    <meta:generator>LibreOffice/7.6.4.1$MacOSX_AARCH64 LibreOffice_project/e19e193f88cd6c0525a17fb7a176ed8e6a3e2aa1</meta:generator>
    <meta:document-statistic meta:table-count="0" meta:image-count="0" meta:object-count="0" meta:page-count="4" meta:paragraph-count="54" meta:word-count="871" meta:character-count="5856" meta:non-whitespace-character-count="5038"/>
  </office:meta>
</office:document-meta>
</file>